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c8a4" officeooo:paragraph-rsid="0015c8a4"/>
    </style:style>
    <style:style style:name="P2" style:family="paragraph" style:parent-style-name="Text_20_body">
      <style:text-properties officeooo:rsid="0015c8a4" officeooo:paragraph-rsid="0017b6c1"/>
    </style:style>
    <style:style style:name="P3" style:family="paragraph" style:parent-style-name="Text_20_body">
      <style:text-properties officeooo:rsid="0017b6c1" officeooo:paragraph-rsid="0017b6c1"/>
    </style:style>
    <style:style style:name="P4" style:family="paragraph" style:parent-style-name="Text_20_body">
      <style:text-properties officeooo:rsid="0018e6e4" officeooo:paragraph-rsid="0018e6e4"/>
    </style:style>
    <style:style style:name="T1" style:family="text">
      <style:text-properties officeooo:rsid="00154bd5"/>
    </style:style>
    <style:style style:name="T2" style:family="text">
      <style:text-properties officeooo:rsid="0017b6c1"/>
    </style:style>
    <style:style style:name="T3" style:family="text">
      <style:text-properties officeooo:rsid="0018e6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一.本地使用</text:p>
      <text:p text:style-name="Text_20_body">1.在现有目录中初始化Git仓库</text:p>
      <text:p text:style-name="Text_20_body">git init</text:p>
      <text:p text:style-name="Text_20_body">git add *.c <text:s/><text:tab/><text:tab/> <text:tab/><text:tab/><text:tab/>#添加文件到暂存区/跟踪文件</text:p>
      <text:p text:style-name="Text_20_body">git add LICENSE</text:p>
      <text:p text:style-name="Text_20_body">git commit<text:tab/><text:tab/><text:tab/><text:tab/><text:tab/>#提交暂存区文件</text:p>
      <text:p text:style-name="Text_20_body">git commit -m ‘initial project version'<text:tab/> #直接提交</text:p>
      <text:p text:style-name="Text_20_body">git commit -a<text:tab/><text:tab/><text:tab/> <text:tab/>#跳过暂存直接提交已被跟踪的文件</text:p>
      <text:p text:style-name="Text_20_body"/>
      <text:p text:style-name="Text_20_body">git status<text:tab/><text:tab/><text:tab/><text:tab/><text:tab/>#查看当前文件状态</text:p>
      <text:p text:style-name="Text_20_body">2.克隆现有仓库</text:p>
      <text:p text:style-name="Text_20_body">git clone (URL)</text:p>
      <text:p text:style-name="Text_20_body">3.忽略一些文件</text:p>
      <text:p text:style-name="Text_20_body">cat &gt;.gitignore<text:tab/><text:tab/><text:tab/><text:tab/>#创建.gitignore文件</text:p>
      <text:p text:style-name="Text_20_body">然后在里边写好需要忽略的文件(可以使用一些匹配规则） </text:p>
      <text:p text:style-name="Text_20_body">eg:build/<text:tab/><text:tab/><text:tab/><text:tab/><text:tab/>#忽略build文件夹</text:p>
      <text:p text:style-name="Text_20_body">4.移除文件和重命名</text:p>
      <text:p text:style-name="Text_20_body">git rm readme</text:p>
      <text:p text:style-name="Text_20_body">git rm -f readme<text:tab/><text:tab/><text:tab/>#同时删除本地文件</text:p>
      <text:p text:style-name="Text_20_body">git rm --cached readme #不删除本地文件</text:p>
      <text:p text:style-name="Text_20_body">git mv readme README #重命名</text:p>
      <text:p text:style-name="Text_20_body">git reset readme <text:tab/><text:tab/><text:tab/>#移除暂存区</text:p>
      <text:p text:style-name="Text_20_body">5.查看提交历史</text:p>
      <text:p text:style-name="Text_20_body">git log</text:p>
      <text:p text:style-name="Text_20_body">git log -2<text:tab/><text:tab/><text:tab/><text:tab/>#最后两次修改信息</text:p>
      <text:p text:style-name="Text_20_body">git log --since=2010-10-10 #自从2010-10-10</text:p>
      <text:p text:style-name="Text_20_body">git log --until=2018.1.1 #到..的修改记录</text:p>
      <text:p text:style-name="Text_20_body">6.更改某一次提交</text:p>
      <text:p text:style-name="Text_20_body">git commit -m 'inital commit'</text:p>
      <text:p text:style-name="Text_20_body"><text:soft-page-break/>git add readme</text:p>
      <text:p text:style-name="Text_20_body">git commit –amen<text:span text:style-name="T1">d<text:tab/><text:tab/><text:tab/></text:span>#覆盖前一次提交</text:p>
      <text:p text:style-name="Text_20_body">6.放弃某次对文件的修改</text:p>
      <text:p text:style-name="Text_20_body">git checkout readme</text:p>
      <text:p text:style-name="Text_20_body">7.回滚到任意版本</text:p>
      <text:p text:style-name="Text_20_body">git log <text:tab/><text:tab/><text:tab/><text:tab/><text:tab/><text:tab/>#查看回滚版本的版本号</text:p>
      <text:p text:style-name="Text_20_body">git reset --hard cf249ba90faec6ce0006a89869c4924f6c8c1b90</text:p>
      <text:p text:style-name="Text_20_body"/>
      <text:p text:style-name="Text_20_body">*.用户身份配置</text:p>
      <text:p text:style-name="Text_20_body">git config --global user.name "zmd1299981739"<text:line-break/><text:line-break/>git config --global user.email "1299981739@qq.com"<text:line-break/><text:line-break/>git config –list<text:tab/><text:tab/><text:tab/><text:tab/>#配置检查</text:p>
      <text:p text:style-name="Text_20_body"/>
      <text:p text:style-name="Text_20_body"/>
      <text:p text:style-name="Text_20_body">二.远程仓库使用</text:p>
      <text:p text:style-name="P2"><text:span text:style-name="T2">1.基本使用</text:span></text:p>
      <text:p text:style-name="P2">git remote<text:tab/><text:tab/><text:tab/><text:tab/><text:tab/>#查看远程主机</text:p>
      <text:p text:style-name="P1">git remote -v<text:tab/><text:tab/><text:tab/><text:tab/><text:tab/>#显示对应的主机URL</text:p>
      <text:p text:style-name="P1">git remote add [short name] [URL]<text:tab/>#为仓库添加远程仓库</text:p>
      <text:p text:style-name="P1">git fetch [name(URL)]<text:tab/><text:tab/>#从远程仓库获取程序</text:p>
      <text:p text:style-name="P4">git push origin –tags <text:tab/><text:tab/><text:tab/><text:tab/>#将标签推送到远程仓库</text:p>
      <text:p text:style-name="P1">git push <text:span text:style-name="T2">origin master<text:tab/><text:tab/>#推送到远程仓库</text:span></text:p>
      <text:p text:style-name="P1">git remot<text:span text:style-name="T2">e show origin<text:tab/><text:tab/>#检查信息</text:span></text:p>
      <text:p text:style-name="P3">git remote rename origin note<text:tab/>#重命名</text:p>
      <text:p text:style-name="P3">git remote rm note<text:tab/><text:tab/><text:tab/>#删除远程仓库</text:p>
      <text:p text:style-name="P3">2.标记</text:p>
      <text:p text:style-name="P3">git tag<text:tab/><text:tab/><text:tab/><text:tab/><text:tab/><text:tab/>#列举出当前存在的标签</text:p>
      <text:p text:style-name="P3">git show<text:tab/><text:tab/><text:tab/><text:tab/><text:tab/><text:span text:style-name="T3">#显示标签和对应的提交</text:span></text:p>
      <text:p text:style-name="P4"><text:soft-page-break/>git tag -a v1.1 -m “my version v1.1”<text:tab/>#创建注释标签</text:p>
      <text:p text:style-name="P4">git tag v1.1 -lw<text:tab/><text:tab/><text:tab/><text:tab/><text:tab/>#创建轻量标签</text:p>
      <text:p text:style-name="P4">git tag -a v1.1 [校验和]<text:tab/><text:tab/><text:tab/>#补加标签</text:p>
      <text:p text:style-name="P4">git push origin –tags <text:tab/><text:tab/><text:tab/><text:tab/>#将标签推送到远程仓库</text:p>
      <text:p text:style-name="P4"/>
      <text:p text:style-name="P4">三.分支模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42:44.557006589</meta:creation-date>
    <dc:date>2018-01-22T18:49:26.166537478</dc:date>
    <meta:editing-duration>PT3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550" meta:character-count="1399" meta:non-whitespace-character-count="1174"/>
  </office:meta>
</office:document-meta>
</file>